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ed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Controls" table:style-name="ta1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Open Left</text:p>
          </table:table-cell>
          <table:table-cell office:value-type="string" calcext:value-type="string">
            <text:p>Close Left</text:p>
          </table:table-cell>
          <table:table-cell office:value-type="string" calcext:value-type="string">
            <text:p>Open Right</text:p>
          </table:table-cell>
          <table:table-cell office:value-type="string" calcext:value-type="string">
            <text:p>Close Righ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beForcedOpen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style-name="ce2" office:value-type="string" calcext:value-type="string">
            <text:p>beForcedOpen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beForcedOpen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Lef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 style:data-style-name="N2" text:time-value="18:56:25.4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5T19:14:14.099000000</dc:date>
    <meta:editing-duration>PT2H8M40S</meta:editing-duration>
    <meta:editing-cycles>52</meta:editing-cycles>
    <meta:document-statistic meta:table-count="3" meta:cell-count="133" meta:object-count="0"/>
  </office:meta>
</office:document-meta>
</file>